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Mangal1" svg:font-family="Mang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text-properties fo:font-size="11pt" style:font-size-asian="11pt" style:font-size-complex="11pt"/>
    </style:style>
    <style:style style:name="P2" style:family="paragraph" style:parent-style-name="Standard" style:list-style-name="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 style:list-style-name=""/>
    <style:style style:name="P5" style:family="paragraph" style:parent-style-name="Standard" style:list-style-name="">
      <style:text-properties fo:font-weight="bold" style:font-weight-asian="bold" style:font-weight-complex="bold"/>
    </style:style>
    <style:style style:name="P6" style:family="paragraph" style:parent-style-name="Standard" style:list-style-name="">
      <style:text-properties style:font-name="Calibri" style:font-name-asian="Calibri" style:font-name-complex="Calibri"/>
    </style:style>
    <style:style style:name="P7" style:family="paragraph" style:parent-style-name="Standard" style:list-style-name="">
      <style:paragraph-properties fo:margin-left="3.81cm" fo:margin-right="0cm" fo:text-align="center" style:justify-single-word="false" fo:text-indent="-3.81cm" style:auto-text-indent="false">
        <style:tab-stops>
          <style:tab-stop style:position="0cm"/>
        </style:tab-stops>
      </style:paragraph-properties>
      <style:text-properties fo:font-size="11pt" style:font-size-asian="11pt" style:font-size-complex="11pt"/>
    </style:style>
    <style:style style:name="P8" style:family="paragraph" style:parent-style-name="Standard" style:list-style-name="">
      <style:paragraph-properties fo:margin-left="3.81cm" fo:margin-right="0cm" fo:text-align="center" style:justify-single-word="false" fo:text-indent="-3.81cm" style:auto-text-indent="false" fo:padding-left="0cm" fo:padding-right="0cm" fo:padding-top="0cm" fo:padding-bottom="0.035cm" fo:border-left="none" fo:border-right="none" fo:border-top="none" fo:border-bottom="0.035cm solid #000000">
        <style:tab-stops/>
      </style:paragraph-properties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9" style:family="paragraph" style:parent-style-name="Standard" style:list-style-name="">
      <style:paragraph-properties fo:margin-left="5.08cm" fo:margin-right="0cm" fo:text-indent="-5.08cm" style:auto-text-indent="false">
        <style:tab-stops>
          <style:tab-stop style:position="-2.08cm"/>
          <style:tab-stop style:position="0cm"/>
        </style:tab-stops>
      </style:paragraph-properties>
    </style:style>
    <style:style style:name="P10" style:family="paragraph" style:parent-style-name="Standard" style:list-style-name="">
      <style:paragraph-properties fo:margin-left="5.08cm" fo:margin-right="0cm" fo:text-indent="-5.08cm" style:auto-text-indent="false">
        <style:tab-stops/>
      </style:paragraph-properties>
      <style:text-properties fo:font-size="11pt" style:font-size-asian="11pt" style:font-size-complex="11pt"/>
    </style:style>
    <style:style style:name="P11" style:family="paragraph" style:parent-style-name="Standard" style:list-style-name="">
      <style:paragraph-properties fo:margin-left="5.08cm" fo:margin-right="0cm" fo:text-indent="-5.08cm" style:auto-text-indent="false">
        <style:tab-stops/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 style:list-style-name="">
      <style:paragraph-properties fo:margin-left="5.08cm" fo:margin-right="0cm" fo:text-indent="-5.08cm" style:auto-text-indent="false">
        <style:tab-stops/>
      </style:paragraph-properties>
    </style:style>
    <style:style style:name="P13" style:family="paragraph" style:parent-style-name="Standard" style:list-style-name="RTF_5f_Num_20_2">
      <style:paragraph-properties fo:margin-left="1.27cm" fo:margin-right="0cm" fo:text-indent="-0.635cm" style:auto-text-indent="false">
        <style:tab-stops/>
      </style:paragraph-properties>
      <style:text-properties fo:font-size="11pt" style:font-size-asian="11pt" style:font-size-complex="11pt"/>
    </style:style>
    <style:style style:name="P14" style:family="paragraph" style:parent-style-name="Standard" style:list-style-name="" style:master-page-name="Standard">
      <style:paragraph-properties fo:text-align="center" style:justify-single-word="false" style:page-number="auto"/>
      <style:text-properties fo:font-variant="small-caps" fo:font-size="16pt" fo:language="en" fo:country="AU" fo:font-weight="bold" style:font-size-asian="16pt" style:font-weight-asian="bold" style:font-size-complex="16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Calibri" style:font-name-asian="Calibri" style:font-name-complex="Calibr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JOSEPH TIERNEY</text:p>
      <text:p text:style-name="P7">45 Shangan Crescent, Ballymun, Dublin 9</text:p>
      <text:p text:style-name="P8">Telephone: 085 1577 722 / 01 8424344</text:p>
      <text:p text:style-name="P8">E-mail: joeytierney_@hotmail.com <text:s text:c="3110"/></text:p>
      <text:p text:style-name="P3"/>
      <text:p text:style-name="P3"/>
      <text:p text:style-name="P3">Employment History </text:p>
      <text:p text:style-name="P3"/>
      <text:p text:style-name="P4"><text:span text:style-name="T2">Nov 2012 - Dec 2012<text:tab/><text:tab/></text:span><text:span text:style-name="T1">Dunnes Stores</text:span></text:p>
      <text:p text:style-name="P1"><text:tab/><text:tab/><text:tab/><text:tab/>Pavilions S.C.</text:p>
      <text:p text:style-name="P1"><text:tab/><text:tab/><text:tab/><text:tab/>Swords</text:p>
      <text:p text:style-name="P1"><text:tab/><text:tab/><text:tab/><text:tab/>Dublin</text:p>
      <text:p text:style-name="P4"><text:span text:style-name="T2">Position<text:tab/></text:span><text:span text:style-name="T1"><text:tab/><text:tab/>Sales Assistant</text:span></text:p>
      <text:p text:style-name="P1"/>
      <text:p text:style-name="P9"><text:span text:style-name="T2">Duties<text:tab/><text:tab/></text:span><text:span text:style-name="T1">Dealing with customer queries, merchandising stock and quality control.</text:span></text:p>
      <text:p text:style-name="P3"/>
      <text:p text:style-name="P4"><text:span text:style-name="T2">Nov 2011 - Dec 2011<text:tab/><text:tab/></text:span><text:span text:style-name="T1">Dunnes Stores</text:span></text:p>
      <text:p text:style-name="P1"><text:tab/><text:tab/><text:tab/><text:tab/>Pavilions S.C.</text:p>
      <text:p text:style-name="P1"><text:tab/><text:tab/><text:tab/><text:tab/>Swords</text:p>
      <text:p text:style-name="P1"><text:tab/><text:tab/><text:tab/><text:tab/>Dublin</text:p>
      <text:p text:style-name="P4"><text:span text:style-name="T2">Position</text:span><text:span text:style-name="T3"><text:tab/><text:tab/><text:tab/></text:span><text:span text:style-name="T1">Sales Assistant</text:span></text:p>
      <text:p text:style-name="P10"/>
      <text:p text:style-name="P12"><text:span text:style-name="T2">Duties<text:tab/></text:span><text:span text:style-name="T1">Dealing with customer queries, merchandising stock and quality control.</text:span></text:p>
      <text:p text:style-name="P11"/>
      <text:p text:style-name="P11"/>
      <text:p text:style-name="P11"/>
      <text:p text:style-name="P10"/>
      <text:p text:style-name="P3">Training and Education</text:p>
      <text:p text:style-name="P3"/>
      <text:p text:style-name="P4"><text:span text:style-name="T2">Sep 2014 - present</text:span><text:span text:style-name="T3"><text:tab/></text:span><text:span text:style-name="T2"><text:tab/></text:span><text:span text:style-name="T1">Colaiste Dhulaigh College of Further Education<text:tab/></text:span></text:p>
      <text:p text:style-name="P1"><text:tab/><text:tab/><text:tab/><text:tab/>Barryscourt Road</text:p>
      <text:p text:style-name="P1"><text:tab/><text:tab/><text:tab/><text:tab/>Coolock</text:p>
      <text:p text:style-name="P1"><text:tab/><text:tab/><text:tab/><text:tab/>Dublin 17</text:p>
      <text:p text:style-name="P1"/>
      <text:p text:style-name="P4"><text:span text:style-name="T2">Course<text:tab/><text:tab/><text:tab/></text:span><text:span text:style-name="T1">Computer Science</text:span></text:p>
      <text:p text:style-name="P4"><text:span text:style-name="T2">Modules<text:tab/><text:tab/><text:tab/></text:span><text:span text:style-name="T1">Computer Programming, Web Authoring, Computer <text:tab/><text:tab/><text:tab/><text:tab/>Architecture, Spreadsheet Methods, Maths, <text:tab/><text:tab/><text:tab/><text:tab/><text:tab/><text:tab/>Communications, Team Working, Work Experience</text:span></text:p>
      <text:p text:style-name="P3"/>
      <text:p text:style-name="P4"><text:span text:style-name="T2">Sep 2012 - Sep 2013</text:span><text:span text:style-name="T1"><text:tab/><text:tab/>National College of Ireland</text:span></text:p>
      <text:p text:style-name="P1"><text:tab/><text:tab/><text:tab/><text:tab/>Mayor Street</text:p>
      <text:p text:style-name="P1"><text:tab/><text:tab/><text:tab/><text:tab/>IFSC</text:p>
      <text:p text:style-name="P1"><text:tab/><text:tab/><text:tab/><text:tab/>Dublin 1</text:p>
      <text:p text:style-name="P1"/>
      <text:p text:style-name="P4"><text:span text:style-name="T2">Course<text:tab/></text:span><text:span text:style-name="T1"><text:tab/><text:tab/>Higher Certificate in Computing Applications and Support</text:span><text:span text:style-name="T2"><text:tab/></text:span></text:p>
      <text:p text:style-name="P3"/>
      <text:p text:style-name="P3"/>
      <text:p text:style-name="P3"><text:soft-page-break/></text:p>
      <text:p text:style-name="P3"/>
      <text:p text:style-name="P4"><text:span text:style-name="T2">Sep 2006 - Jun 2011</text:span><text:span text:style-name="T1"><text:tab/><text:tab/>St. Aidan's CBS</text:span></text:p>
      <text:p text:style-name="P1"><text:tab/><text:tab/><text:tab/><text:tab/>Collins Avenue</text:p>
      <text:p text:style-name="P1"><text:tab/><text:tab/><text:tab/><text:tab/>Whitehall</text:p>
      <text:p text:style-name="P1"><text:tab/><text:tab/><text:tab/><text:tab/>Dublin 9</text:p>
      <text:p text:style-name="P1"/>
      <text:p text:style-name="P4"><text:span text:style-name="T2">Certification<text:tab/></text:span><text:span text:style-name="T1"><text:tab/><text:tab/>Leaving Certificate 2011</text:span></text:p>
      <text:p text:style-name="P1"/>
      <text:p text:style-name="P3"/>
      <text:p text:style-name="P3">Interests and Hobbies</text:p>
      <text:p text:style-name="P5"/>
      <text:list xml:id="list374944725944032571" text:style-name="RTF_5f_Num_20_2">
        <text:list-item>
          <text:p text:style-name="P13">Coding</text:p>
        </text:list-item>
        <text:list-item>
          <text:p text:style-name="P13">Computing</text:p>
        </text:list-item>
        <text:list-item>
          <text:p text:style-name="P13">Playing Video Games</text:p>
        </text:list-item>
        <text:list-item>
          <text:p text:style-name="P13">Socializing</text:p>
        </text:list-item>
        <text:list-item>
          <text:p text:style-name="P13">Reading</text:p>
        </text:list-item>
      </text:list>
      <text:p text:style-name="P1"/>
      <text:p text:style-name="P1"/>
      <text:p text:style-name="P3">Key Skills</text:p>
      <text:p text:style-name="P3"/>
      <text:list xml:id="list33375560" text:continue-numbering="true" text:style-name="RTF_5f_Num_20_2">
        <text:list-item>
          <text:p text:style-name="P13">Coding</text:p>
        </text:list-item>
        <text:list-item>
          <text:p text:style-name="P13">Computer skills</text:p>
        </text:list-item>
        <text:list-item>
          <text:p text:style-name="P13">Technical skills</text:p>
        </text:list-item>
        <text:list-item>
          <text:p text:style-name="P13">Initiative</text:p>
        </text:list-item>
        <text:list-item>
          <text:p text:style-name="P13">Communication</text:p>
        </text:list-item>
        <text:list-item>
          <text:p text:style-name="P13">Teamwork</text:p>
        </text:list-item>
      </text:list>
      <text:p text:style-name="P3"/>
      <text:p text:style-name="P3"/>
      <text:p text:style-name="P3">References</text:p>
      <text:p text:style-name="P6"/>
      <text:p text:style-name="P1">Liz Hogg<text:tab/><text:tab/><text:tab/>Dr. Phillip Matthews<text:tab/><text:tab/><text:tab/></text:p>
      <text:p text:style-name="P1">Store Manager<text:tab/><text:tab/>President</text:p>
      <text:p text:style-name="P1">Dunnes Stores<text:tab/><text:tab/>National College of Ireland</text:p>
      <text:p text:style-name="P1">Dublin<text:tab/><text:tab/><text:tab/><text:tab/>Dublin 1</text:p>
      <text:p text:style-name="P1"/>
      <text:p text:style-name="P2">Tel: 01 890 9700<text:tab/><text:tab/>Tel: 1850 221 721<text:tab/><text:tab/></text:p>
      <text:p text:style-name="P6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Mangal1" svg:font-family="Mangal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font-size-asian="12pt" style:language-asian="en" style:country-asian="IE" style:font-size-complex="12pt" style:language-complex="en" style:country-complex="IE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Arial" fo:font-size="12pt" fo:language="en" fo:country="IE" style:font-name-asian="Arial" style:font-size-asian="12pt" style:language-asian="en" style:country-asian="IE" style:font-name-complex="Arial" style:font-size-complex="12pt" style:language-complex="en" style:country-complex="I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RTF_5f_Num_20_2_20_1" style:display-name="RTF_Num 2 1" style:family="text">
      <style:text-properties style:font-name="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2" meta:paragraph-count="54" meta:word-count="199" meta:character-count="4512"/>
    <dc:date>2014-10-25T13:23:21.55</dc:date>
    <dc:creator>Joey Tierney</dc:creator>
    <meta:generator>OpenOffice/4.1.1$Win32 OpenOffice.org_project/411m6$Build-9775</meta:generator>
  </office:meta>
</office:document-meta>
</file>